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ff"/>
    </style:style>
    <style:style style:name="ce2" style:family="table-cell" style:parent-style-name="Default">
      <style:text-properties fo:color="#00ffff" fo:font-weight="bold" style:font-weight-asian="bold" style:font-weight-complex="bold"/>
    </style:style>
    <style:style style:name="ce3" style:family="table-cell" style:parent-style-name="Default">
      <style:table-cell-properties fo:background-color="#4c4c4c"/>
      <style:text-properties fo:color="#00ffff"/>
    </style:style>
    <style:style style:name="ce4" style:family="table-cell" style:parent-style-name="Default">
      <style:table-cell-properties fo:background-color="transparent"/>
      <style:text-properties fo:color="#00ffff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Primera Iteracion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string">
            <text:p>Entrop total</text:p>
          </table:table-cell>
          <table:table-cell table:style-name="ce2" table:formula="of:=-(3/6)*LOG(3/6;2) - (3/6)*LOG(3/6;2)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E-Color Rojo</text:p>
          </table:table-cell>
          <table:table-cell table:formula="of:=-(2/6)*LOG(2/3;2)-(1/6)*LOG(1/3;2)" office:value-type="float" office:value="0.459147917027245">
            <text:p>0,459147917</text:p>
          </table:table-cell>
          <table:table-cell/>
          <table:table-cell office:value-type="string">
            <text:p>E-forma-Cuadr</text:p>
          </table:table-cell>
          <table:table-cell table:formula="of:=-(2/6)*LOG(2/4;2)-(2/6)*LOG(2/4;2)" office:value-type="float" office:value="0.666666666666667">
            <text:p>0,6666666667</text:p>
          </table:table-cell>
          <table:table-cell/>
          <table:table-cell office:value-type="string">
            <text:p>E-Tam-grand</text:p>
          </table:table-cell>
          <table:table-cell table:formula="of:=-(3/6)*LOG(3/4;2)-(1/6)*LOG(1/4;2)" office:value-type="float" office:value="0.540852082972755">
            <text:p>0,540852083</text:p>
          </table:table-cell>
        </table:table-row>
        <table:table-row table:style-name="ro2">
          <table:table-cell office:value-type="string">
            <text:p>E-Color Azul</text:p>
          </table:table-cell>
          <table:table-cell table:formula="of:=-(1/6)*LOG(1/1;2)" office:value-type="float" office:value="-0">
            <text:p>0</text:p>
          </table:table-cell>
          <table:table-cell/>
          <table:table-cell office:value-type="string">
            <text:p>E-forma-Redond</text:p>
          </table:table-cell>
          <table:table-cell table:formula="of:=-(1/6)*LOG(1/2;2)-(1/6)*LOG(1/2;2)" office:value-type="float" office:value="0.333333333333333">
            <text:p>0,3333333333</text:p>
          </table:table-cell>
          <table:table-cell/>
          <table:table-cell office:value-type="string">
            <text:p>E-Tam-peqñ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-Color Verd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3" office:value-type="string">
            <text:p>E-Color</text:p>
          </table:table-cell>
          <table:table-cell table:style-name="ce3" table:formula="of:=[.B3]-[.B4]" office:value-type="float" office:value="0.540852082972755">
            <text:p>0,540852083</text:p>
          </table:table-cell>
          <table:table-cell/>
          <table:table-cell table:style-name="ce1" office:value-type="string">
            <text:p>E-forma</text:p>
          </table:table-cell>
          <table:table-cell table:style-name="ce1" table:formula="of:=[.B3]-SUM([.E4];[.E5])" office:value-type="float" office:value="0">
            <text:p>0</text:p>
          </table:table-cell>
          <table:table-cell/>
          <table:table-cell table:style-name="ce4" office:value-type="string">
            <text:p>E-Tamaño</text:p>
          </table:table-cell>
          <table:table-cell table:style-name="ce4" table:formula="of:=[.B3]-[.H4]" office:value-type="float" office:value="0.459147917027245">
            <text:p>0,45914791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>
            <text:p>Segunda Iteracion <text:s/>Rojo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>
            <text:p>Entrop total</text:p>
          </table:table-cell>
          <table:table-cell table:style-name="ce1" table:formula="of:=-(2/3)*LOG(2/3;2)-(1/3)*LOG(1/3;2)" office:value-type="float" office:value="0.91829583405449">
            <text:p>0,9182958341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7:25:42</meta:creation-date>
    <dc:date>2014-04-01T18:35:49</dc:date>
    <meta:editing-duration>PT8M24S</meta:editing-duration>
    <meta:editing-cycles>1</meta:editing-cycles>
    <meta:document-statistic meta:table-count="3" meta:cell-count="26" meta:object-count="0"/>
    <meta:generator>LibreOffice/3.5$Linux_X86_64 LibreOffice_project/350m1$Build-2</meta:generator>
  </office:meta>
</office:document-meta>
</file>